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4"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top="0in" fo:margin-bottom="0in" fo:line-height="100%"/>
      <style:text-properties style:font-name="Georgia" fo:font-size="10.5pt" style:font-size-asian="10.5pt" style:font-size-complex="10.5pt"/>
    </style:style>
    <style:style style:name="P10"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1" style:family="paragraph" style:parent-style-name="Standard">
      <style:paragraph-properties fo:margin-top="0in" fo:margin-bottom="0in" fo:line-height="100%"/>
      <style:text-properties fo:font-size="10.5pt" style:font-size-asian="10.5pt" style:font-size-complex="10.5pt"/>
    </style:style>
    <style:style style:name="P1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13"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6"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7" style:family="text">
      <style:text-properties style:font-name="Georgia" fo:font-size="10.5pt" fo:font-weight="bold" style:font-size-asian="10.5pt" style:font-weight-asian="bold" style:font-name-complex="Times New Roman1" style:font-size-complex="10.5pt"/>
    </style:style>
    <style:style style:name="T8" style:family="text">
      <style:text-properties style:font-name="Georgia" fo:font-size="10.5pt" style:font-size-asian="10.5pt" style:font-name-complex="Times New Roman1" style:font-size-complex="10.5pt"/>
    </style:style>
    <style:style style:name="T9" style:family="text">
      <style:text-properties fo:language="none" fo:country="none" style:font-name-asian="Georgia" style:language-asian="none" style:country-asian="none" style:font-name-complex="Georgia" style:language-complex="none" style:country-complex="none"/>
    </style:style>
    <style:style style:name="T10" style:family="text">
      <style:text-properties fo:color="#000000" style:font-name="Georgia" fo:font-size="10pt" fo:language="none" fo:country="none" fo:font-weight="normal"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1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fo:color="#000000"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3" style:family="text">
      <style:text-properties fo:color="#000000"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scape Plan</text:p>
      <text:p text:style-name="P1"/>
      <text:p text:style-name="P4"><text:span text:style-name="T1">Read:</text:span><text:span text:style-name="T3"> I Corinthians 10:1-14</text:span></text:p>
      <text:p text:style-name="P2"/>
      <text:p text:style-name="P8"><text:span text:style-name="T7">Text:</text:span><text:span text:style-name="T8"> </text:span><text:span text:style-name="T11">James 1:14-15 “</text:span><text:span text:style-name="T10">But every man is tempted, when he is drawn away of his own lust, and enticed. </text:span><text:span text:style-name="T11">Then when lust hath conceived, it bringeth forth sin: and sin, when it is finished, bringeth forth death.”</text:span></text:p>
      <text:p text:style-name="P7"/>
      <text:h text:style-name="P5" text:outline-level="3"><text:span text:style-name="T1">Introduction:</text:span><text:span text:style-name="T3"> In every western that I read, as a child, There was a gunslinger. I learned several things about the behavior of the gunslinger. First was that he sat against a wall and he never sat with his back to the door. Secondly; he always knew where the back door was if he needed a swift retreat. He had a gun and he had an escape plan. When I worked in prison we were encouraged to look for a safe place within the unit where we were working if we needed to hole up during an inmate uprising but more importantly we were to have an escape plan if it was at all possible to get out during such an occasion. We knew we were working in an environment where we could be in danger very quickly. Most work places have an evacuation plan in case of fire or other danger. </text:span></text:h>
      <text:h text:style-name="P6" text:outline-level="3"><text:span text:style-name="T3"><text:s text:c="2"/>Today I want to talk about an escape plan that every Christian needs. It is the escape plan from satan and temptation. </text:span></text:h>
      <text:p text:style-name="P10"><text:span text:style-name="T2">I. Satan went after the patriarchs:</text:span> The first 4 verses tell us about the touch of God on Israel God brought them out of Egypt, He protected them and brought them through the Red Sea. They all experienced the manna, the shoes that never wore out, the miracle of the quail and drank the water from the rock. They all knew what God could do. They all knew what God commanded. Many of them displeased God anyway and God responded with judgment. </text:p>
      <text:p text:style-name="P10"><text:span text:style-name="T2">II. God used Israel for an example for us:</text:span> Where I work, there are dangerous things that can happen. One worker removed a drum lid with-out loosening the plug to relieve pressure. The lid exploded off (narrowly missing his head) and left a mark on the ceiling. The next day every shift was shown the mark on the ceiling and told about the mistake that caused it. It was an example that (if paid attention to) can be used to prevent a similar event in the future and perhaps even save a life. </text:p>
      <text:p text:style-name="P10"><text:s text:c="2"/>Israels failure should be used to prevent us from similar failures. </text:p>
      <text:p text:style-name="P10"><text:span text:style-name="T2">III. Lusting after evil things:</text:span> Most of the time we associate the word: “lust” with sexual sin but the word as used here refers to overwhelming desire for any evil. There is the greedy man who lusts for material things. There is the glutton who lusts for food. There is the teen who lusts for fun and pleasure. There is the politician who lusts for power. And there is the person who is overwhelmed with sexual lust. All of these and more existed among the Children of Israel &amp; all exist today.</text:p>
      <text:p text:style-name="P10"><text:span text:style-name="T2">IV. Idolatry:</text:span> When most people think of idolatry they think of those who bow in front of a carved image. Some protestants think of idolatry as someone in the Catholic Church kneeling in front of an icon. God's definition goes directly to the heart. He sees it in the posters that a teen hangs on <text:s/>his wall. He sees it in the perfection that we look for in the mirror. He sees it in the possessions that we revere and the titles that we crave. He sees it in the perfect body that we try to develop at the gym. He sees the pastors and churches that have changed the house of worship into a movie set. He sees the church musicians who try to be rock stars. He sees beyond the pious look of church leaders and knows the self love in their heart. He sees the parent that ignores what is in His Word to satisfy a child's sinful desire. He sees His church leaving the old paths of holiness and Godliness in an attempt to attract a larger crowd.</text:p>
      <text:p text:style-name="P10"><text:s text:c="2"/>Idolatry is anything in our life that comes between us and Christ.</text:p>
      <text:p text:style-name="P9"><text:span text:style-name="T14">V. Complaining about God's provision:</text:span><text:span text:style-name="T15"> We wouldn't complain about God's provision for us would we? When we ask Him for direction and He leads us in a direction that we don't enjoy. Do we thank God when it rains on picnic day? When the COI said: “...</text:span><text:span text:style-name="T9">our soul loatheth this light bread.” they were saying: “God, we know you have sent this manna and it has sustained us for all these years but we hate it. Give us something else.” God sent them serpents...they didn't like them either. </text:span></text:p>
      <text:p text:style-name="P9"><text:span text:style-name="T9"><text:s text:c="2"/>Do you believe that God has a plan for you? Do you believe that: “All things work together for good to them that love God...”? If so then it is easy to: “In every thing give thanks...”</text:span></text:p>
      <text:p text:style-name="P11"><text:span text:style-name="T12">VI. Murmuring:</text:span><text:span text:style-name="T13"> Has any parent in here ever had a child walking away from an unpleasant discussion...murmuring under their breath? No child, of mine, is nearer to death than at that moment. God doesn't take kindly to murmuring either and He knows what is being both said and thought at that instant. If God hates it then we should stop doing it. Nuff said!</text:span></text:p>
      <text:p text:style-name="P13"><text:span text:style-name="T4"/></text:p>
      <text:p text:style-name="P13"><text:span text:style-name="T6">Conclude:</text:span><text:span text:style-name="T4"> The scripture that we read in verses 11-13 says: “Now all these things happened unto them for ensamples: and they are written for our admonition, upon whom the ends of the world are come. Wherefore let him that thinketh he standeth take heed lest he fall. There hath no temptation taken you but such as is common to man: but God </text:span><text:span text:style-name="T5">is</text:span><text:span text:style-name="T4"> faithful, who will not suffer you to be tempted above that ye are able; but will with the temptation also make a way to escape, that ye may be able to bear </text:span><text:span text:style-name="T5">it.</text:span></text:p>
      <text:p text:style-name="P13"><text:span text:style-name="T4"><text:s text:c="2"/>Here is the chain of action that satan always uses:</text:span></text:p>
      <text:p text:style-name="P12"><text:span text:style-name="T4"/></text:p>
      <text:p text:style-name="P12"><text:span text:style-name="T4"><text:s text:c="11"/>Temptation <text:s text:c="5"/>- <text:s text:c="4"/>Lust <text:s text:c="5"/>- <text:s text:c="5"/>Sin <text:s text:c="5"/>- <text:s text:c="5"/>Death <text:s text:c="5"/>- <text:s text:c="5"/>Hell</text:span></text:p>
      <text:p text:style-name="P10"/>
      <text:p text:style-name="P10"><text:s text:c="2"/>The chain can be broken any place before death. Only you can break the chain. No matter where you are in this chain...as long as you are alive you can stop the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17-08-05T20:00:56.59</dc:date>
    <meta:editing-duration>P2DT24M40S</meta:editing-duration>
    <meta:generator>OpenOffice/4.1.3$Win32 OpenOffice.org_project/413m1$Build-9783</meta:generator>
    <meta:document-statistic meta:table-count="0" meta:image-count="0" meta:object-count="0" meta:page-count="1" meta:paragraph-count="18" meta:word-count="1026" meta:character-count="54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